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officeooo="http://openoffice.org/2009/office">
  <office:scripts/>
  <office:font-face-decls>
    <style:font-face style:name="Lohit Hindi1" svg:font-family="'Lohit Hindi'"/>
    <style:font-face style:name="TimesNewRomanPSMT" svg:font-family="TimesNewRomanPSMT"/>
    <style:font-face style:name=".Helvetica Neue DeskInterface" svg:font-family="'.Helvetica Neue DeskInterface'" style:font-family-generic="swiss"/>
    <style:font-face style:name="ArialMT" svg:font-family="ArialMT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itle" style:family="table">
      <style:table-properties style:width="11.3042in" fo:margin-left="0in" table:align="left"/>
    </style:style>
    <style:style style:name="title.A" style:family="table-column">
      <style:table-column-properties style:column-width="1.3951in"/>
    </style:style>
    <style:style style:name="title.B" style:family="table-column">
      <style:table-column-properties style:column-width="8.7771in"/>
    </style:style>
    <style:style style:name="title.C" style:family="table-column">
      <style:table-column-properties style:column-width="1.1319in"/>
    </style:style>
    <style:style style:name="title.A1" style:family="table-cell">
      <style:table-cell-properties fo:background-color="transparent" fo:padding="0.0382in" fo:border="none">
        <style:background-image/>
      </style:table-cell-properties>
    </style:style>
    <style:style style:name="Таблица1" style:family="table">
      <style:table-properties style:width="11.2208in" table:align="left"/>
    </style:style>
    <style:style style:name="Таблица1.A" style:family="table-column">
      <style:table-column-properties style:column-width="1.1597in"/>
    </style:style>
    <style:style style:name="Таблица1.B" style:family="table-column">
      <style:table-column-properties style:column-width="0.516in"/>
    </style:style>
    <style:style style:name="Таблица1.C" style:family="table-column">
      <style:table-column-properties style:column-width="0.9785in"/>
    </style:style>
    <style:style style:name="Таблица1.D" style:family="table-column">
      <style:table-column-properties style:column-width="0.3569in"/>
    </style:style>
    <style:style style:name="Таблица1.A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text-outline="false" style:font-name="ArialMT" fo:font-size="12pt" fo:letter-spacing="normal" style:letter-kerning="false" style:font-name-asian="ArialMT" style:font-size-asian="12pt" style:font-name-complex="ArialMT" style:font-size-complex="12pt"/>
    </style:style>
    <style:style style:name="P7" style:family="paragraph" style:parent-style-name="Standard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a4125"/>
    </style:style>
    <style:style style:name="T2" style:family="text">
      <style:text-properties officeooo:rsid="0049ae81"/>
    </style:style>
    <style:style style:name="T3" style:family="text">
      <style:text-properties officeooo:rsid="004c5f7d"/>
    </style:style>
    <style:style style:name="T4" style:family="text">
      <style:text-properties officeooo:rsid="0056cb72"/>
    </style:style>
    <style:style style:name="T5" style:family="text">
      <style:text-properties officeooo:rsid="00868c74"/>
    </style:style>
    <style:style style:name="T6" style:family="text">
      <style:text-properties officeooo:rsid="00892908"/>
    </style:style>
    <style:style style:name="T7" style:family="text">
      <style:text-properties officeooo:rsid="008a036e"/>
    </style:style>
    <style:style style:name="T8" style:family="text">
      <style:text-properties officeooo:rsid="008a5cc2"/>
    </style:style>
    <style:style style:name="T9" style:family="text">
      <style:text-properties officeooo:rsid="008e0724"/>
    </style:style>
    <style:style style:name="T10" style:family="text">
      <style:text-properties officeooo:rsid="008f3ed5"/>
    </style:style>
    <style:style style:name="T11" style:family="text">
      <style:text-properties fo:font-variant="normal" fo:text-transform="none" fo:color="#000000" style:font-name="Arial" fo:font-size="10pt" fo:letter-spacing="normal" fo:language="en" fo:country="US" fo:font-style="normal" fo:font-weight="bold" style:font-size-asian="10pt" style:font-weight-asian="bold" style:font-size-complex="10pt" style:font-weight-complex="bold" officeooo:rsid="008f3ed5"/>
    </style:style>
    <style:style style:name="T12" style:family="text">
      <style:text-properties fo:font-variant="normal" fo:text-transform="none" fo:color="#000000" style:font-name="Arial" fo:font-size="10pt" fo:letter-spacing="normal" fo:font-style="normal" fo:font-weight="bold" style:font-size-asian="10pt" style:font-size-complex="10pt" officeooo:rsid="008f569b"/>
    </style:style>
    <style:style style:name="T13" style:family="text">
      <style:text-properties fo:font-variant="normal" fo:text-transform="none" fo:color="#000000" style:font-name="Arial" fo:font-size="10pt" fo:language="en" fo:country="US" fo:font-style="normal" fo:font-weight="bold" style:font-size-asian="10pt" style:font-weight-asian="bold" style:font-size-complex="10pt" style:font-weight-complex="bold" officeooo:rsid="008f3ed5"/>
    </style:style>
    <style:style style:name="T14" style:family="text">
      <style:text-properties fo:font-variant="normal" fo:text-transform="none" fo:color="#000000" style:text-line-through-style="none" style:font-name="Arial" fo:font-size="10pt" fo:letter-spacing="normal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 officeooo:rsid="008f3ed5"/>
    </style:style>
    <style:style style:name="T15" style:family="text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 officeooo:rsid="008f3ed5"/>
    </style:style>
    <style:style style:name="T16" style:family="text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 officeooo:rsid="008f569b"/>
    </style:style>
    <style:style style:name="T17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officeooo:rsid="008f3ed5"/>
    </style:style>
    <style:style style:name="T18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officeooo:rsid="00912835"/>
    </style:style>
    <style:style style:name="T19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officeooo:rsid="009365f1"/>
    </style:style>
    <style:style style:name="T20" style:family="text">
      <style:text-properties officeooo:rsid="00912835"/>
    </style:style>
    <style:style style:name="T21" style:family="text">
      <style:text-properties officeooo:rsid="009365f1"/>
    </style:style>
    <style:style style:name="T22" style:family="text">
      <style:text-properties officeooo:rsid="00971d3f"/>
    </style:style>
    <style:style style:name="T23" style:family="text">
      <style:text-properties style:font-name="TimesNewRomanPSMT" fo:font-size="12pt"/>
    </style:style>
    <style:style style:name="T24" style:family="text">
      <style:text-properties officeooo:rsid="0056cb72"/>
    </style:style>
    <style:style style:name="T25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tracked-changes text:track-changes="false">
        <text:changed-region text:id="ct530396464">
          <text:insertion>
            <office:change-info>
              <dc:creator>Unknown Author</dc:creator>
              <dc:date>2014-10-20T18:22:00</dc:date>
            </office:change-info>
          </text:insertion>
        </text:changed-region>
        <text:changed-region text:id="ct529936208">
          <text:insertion>
            <office:change-info>
              <dc:creator>alex </dc:creator>
              <dc:date>2014-02-26T16:14:00</dc:date>
            </office:change-info>
          </text:insertion>
        </text:changed-region>
        <text:changed-region text:id="ct530069440">
          <text:insertion>
            <office:change-info>
              <dc:creator>alex </dc:creator>
              <dc:date>2014-02-26T16:20:00</dc:date>
            </office:change-info>
          </text:insertion>
        </text:changed-region>
        <text:changed-region text:id="ct530070464">
          <text:insertion>
            <office:change-info>
              <dc:creator>alex </dc:creator>
              <dc:date>2014-02-26T16:15:00</dc:date>
            </office:change-info>
          </text:insertion>
        </text:changed-region>
        <text:changed-region text:id="ct41740416">
          <text:insertion>
            <office:change-info>
              <dc:creator>Unknown Author</dc:creator>
              <dc:date>2014-10-20T18:28:00</dc:date>
            </office:change-info>
          </text:insertion>
        </text:changed-region>
        <text:changed-region text:id="ct41745296">
          <text:insertion>
            <office:change-info>
              <dc:creator>Unknown Author</dc:creator>
              <dc:date>2014-10-20T18:29:00</dc:date>
            </office:change-info>
          </text:insertion>
        </text:changed-region>
        <text:changed-region text:id="ct529994720">
          <text:insertion>
            <office:change-info>
              <dc:creator>Unknown Author</dc:creator>
              <dc:date>2014-10-20T18:29:00</dc:date>
            </office:change-info>
          </text:insertion>
        </text:changed-region>
        <text:changed-region text:id="ct533605424">
          <text:insertion>
            <office:change-info>
              <dc:creator>Unknown Author</dc:creator>
              <dc:date>2014-10-20T18:29:00</dc:date>
            </office:change-info>
          </text:insertion>
        </text:changed-region>
        <text:changed-region text:id="ct530088624">
          <text:insertion>
            <office:change-info>
              <dc:creator>Unknown Author</dc:creator>
              <dc:date>2014-10-20T18:30:00</dc:date>
            </office:change-info>
          </text:insertion>
        </text:changed-region>
        <text:changed-region text:id="ct530080960">
          <text:insertion>
            <office:change-info>
              <dc:creator>alex </dc:creator>
              <dc:date>2014-02-26T11:25:00</dc:date>
            </office:change-info>
          </text:insertion>
        </text:changed-region>
        <text:changed-region text:id="ct533634224">
          <text:insertion>
            <office:change-info>
              <dc:creator>alex </dc:creator>
              <dc:date>2014-02-26T13:27:00</dc:date>
            </office:change-info>
          </text:insertion>
        </text:changed-region>
        <text:changed-region text:id="ct725987984">
          <text:insertion>
            <office:change-info>
              <dc:creator>Unknown Author</dc:creator>
              <dc:date>2014-12-03T18:02:00</dc:date>
            </office:change-info>
          </text:insertion>
        </text:changed-region>
        <text:changed-region text:id="ct533608928">
          <text:insertion>
            <office:change-info>
              <dc:creator>Unknown Author</dc:creator>
              <dc:date>2014-10-21T12:16:00</dc:date>
            </office:change-info>
          </text:insertion>
        </text:changed-region>
        <text:changed-region text:id="ct533612592">
          <text:insertion>
            <office:change-info>
              <dc:creator>Unknown Author</dc:creator>
              <dc:date>2014-10-21T12:17:00</dc:date>
            </office:change-info>
          </text:insertion>
        </text:changed-region>
        <text:changed-region text:id="ct530448496">
          <text:insertion>
            <office:change-info>
              <dc:creator>alex </dc:creator>
              <dc:date>2014-02-26T13:11:00</dc:date>
            </office:change-info>
          </text:insertion>
        </text:changed-region>
        <text:changed-region text:id="ct533609200">
          <text:insertion>
            <office:change-info>
              <dc:creator>alex </dc:creator>
              <dc:date>2014-02-26T12:58:00</dc:date>
            </office:change-info>
          </text:insertion>
        </text:changed-region>
        <text:changed-region text:id="ct533611536">
          <text:insertion>
            <office:change-info>
              <dc:creator>alex </dc:creator>
              <dc:date>2014-02-26T15:36:00</dc:date>
            </office:change-info>
          </text:insertion>
        </text:changed-region>
        <text:changed-region text:id="ct530457456">
          <text:insertion>
            <office:change-info>
              <dc:creator>alex </dc:creator>
              <dc:date>2014-02-26T15:36:00</dc:date>
            </office:change-info>
          </text:insertion>
        </text:changed-region>
        <text:changed-region text:id="ct44223264">
          <text:insertion>
            <office:change-info>
              <dc:creator>alex </dc:creator>
              <dc:date>2014-02-26T15:35:00</dc:date>
            </office:change-info>
          </text:insertion>
        </text:changed-region>
        <text:changed-region text:id="ct530455280">
          <text:insertion>
            <office:change-info>
              <dc:creator>alex </dc:creator>
              <dc:date>2014-02-26T15:33:00</dc:date>
            </office:change-info>
          </text:insertion>
        </text:changed-region>
        <text:changed-region text:id="ct530456112">
          <text:insertion>
            <office:change-info>
              <dc:creator>alex </dc:creator>
              <dc:date>2014-02-26T15:37:00</dc:date>
            </office:change-info>
          </text:insertion>
        </text:changed-region>
        <text:changed-region text:id="ct44224608">
          <text:insertion>
            <office:change-info>
              <dc:creator>alex </dc:creator>
              <dc:date>2014-02-26T15:37:00</dc:date>
            </office:change-info>
          </text:insertion>
        </text:changed-region>
        <text:changed-region text:id="ct530455728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3292651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3362568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33609888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33628768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3359883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33611824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3361049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3361065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3045713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3045819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30459664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3046008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30461040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533599488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530458768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530460368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530462064">
          <text:insertion>
            <office:change-info>
              <dc:creator>alex </dc:creator>
              <dc:date>2014-02-26T16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itle" table:style-name="title">
        <table:table-column table:style-name="title.A"/>
        <table:table-column table:style-name="title.B"/>
        <table:table-column table:style-name="title.C"/>
        <table:table-row>
          <table:table-cell table:style-name="title.A1" office:value-type="string">
            <text:p text:style-name="Table_20_Contents"/>
          </table:table-cell>
          <table:table-cell table:style-name="title.A1" office:value-type="string">
            <text:p text:style-name="P5">Федеральное государственное бюджетное учреждение<text:line-break/>«Федеральный научно-клинический центр детской гематологии, онкологии и иммунологии имени Дмитрия Рогачева» <text:line-break/>Министерства здравоохранения Российской Федерации</text:p>
          </table:table-cell>
          <table:table-cell table:style-name="title.A1" office:value-type="string">
            <text:p text:style-name="Table_20_Contents"/>
          </table:table-cell>
        </table:table-row>
      </table:table>
      <text:p text:style-name="P6">Суточный лист врачебных назначений на <text:change-start text:change-id="ct530396464"/><text:span text:style-name="T13">getData('listDate')</text:span><text:change-end text:change-id="ct530396464"/></text:p>
      <text:p text:style-name="Standard"><text:span text:style-name="T10">ФИО пациента: </text:span><text:bookmark-start text:name="DDE_LINK1"/><text:change-start text:change-id="ct529936208"/><text:span text:style-name="T11">getData('patientName')</text:span><text:bookmark-end text:name="DDE_LINK1"/><text:change-end text:change-id="ct529936208"/></text:p>
      <text:p text:style-name="Standard"><text:span text:style-name="T10">Возраст: </text:span><text:change-start text:change-id="ct530069440"/><text:span text:style-name="T20">get</text:span><text:span text:style-name="T21">Data</text:span><text:span text:style-name="T20">(</text:span><text:span text:style-name="T21">'</text:span><text:span text:style-name="T20">patient</text:span><text:span text:style-name="T21">Age',data</text:span><text:span text:style-name="T20">)</text:span><text:change-end text:change-id="ct530069440"/><text:span text:style-name="T20"> </text:span><text:span text:style-name="T12">(</text:span><text:change-start text:change-id="ct530070464"/><text:span text:style-name="T14">formatDate('patientBirthDate'</text:span><text:span text:style-name="T15">)</text:span><text:change-end text:change-id="ct530070464"/><text:span text:style-name="T16">), </text:span><text:span text:style-name="T17">Рост: </text:span><text:change-start text:change-id="ct41740416"/><text:span text:style-name="T18">get</text:span><text:span text:style-name="T19">Data</text:span><text:span text:style-name="T18">(</text:span><text:span text:style-name="T19">'</text:span><text:span text:style-name="T18">patient</text:span><text:span text:style-name="T19">Height')</text:span><text:change-end text:change-id="ct41740416"/><text:span text:style-name="T19">, Вес: </text:span><text:change-start text:change-id="ct41745296"/><text:span text:style-name="T18">get</text:span><text:span text:style-name="T19">Data</text:span><text:span text:style-name="T18">(</text:span><text:span text:style-name="T19">'</text:span><text:span text:style-name="T18">patientWeight')</text:span><text:change-end text:change-id="ct41745296"/><text:span text:style-name="T18">, BSA: </text:span><text:change-start text:change-id="ct529994720"/><text:span text:style-name="T18">get</text:span><text:span text:style-name="T19">Data</text:span><text:span text:style-name="T18">(</text:span><text:span text:style-name="T19">'</text:span><text:span text:style-name="T18">patientBSA')</text:span><text:change-end text:change-id="ct529994720"/><text:span text:style-name="T18">, Группа крови: </text:span><text:change-start text:change-id="ct533605424"/><text:span text:style-name="T18">get</text:span><text:span text:style-name="T19">Data</text:span><text:span text:style-name="T18">(</text:span><text:span text:style-name="T19">'</text:span><text:span text:style-name="T18">patientBlood')</text:span><text:change-end text:change-id="ct533605424"/><text:span text:style-name="T18">, Койка: </text:span><text:change-start text:change-id="ct530088624"/><text:span text:style-name="T18">get</text:span><text:span text:style-name="T19">Data</text:span><text:span text:style-name="T18">(</text:span><text:span text:style-name="T19">'</text:span><text:span text:style-name="T18">patientBed')</text:span><text:change-end text:change-id="ct530088624"/><text:span text:style-name="T18">.</text:span></text:p>
      <text:p text:style-name="P7"/>
      <text:section text:style-name="Sect1" text:name="Группа назначений1">
        <text:p text:style-name="Standard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 table:number-columns-repeated="24"/>
          <table:table-header-rows>
            <table:table-row>
              <table:table-cell table:style-name="Таблица1.A1" table:number-columns-spanned="27" office:value-type="string">
                <text:p text:style-name="P2"><text:change-start text:change-id="ct530080960"/><text:span text:style-name="T1">getData('name', group)</text:span><text:change-end text:change-id="ct530080960"/><office:annotation><dc:creator>alex </dc:creator><dc:date>2014-02-26T11:24:12</dc:date><text:p text:style-name="P8"><text:span text:style-name="T25">do section for group in data['groups']</text:span></text:p></office:annotatio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>
            <table:table-cell table:style-name="Таблица1.A2" office:value-type="string">
              <text:p text:style-name="P3">Наименование</text:p>
            </table:table-cell>
            <table:table-cell table:style-name="Таблица1.A2" office:value-type="string">
              <text:p text:style-name="P3">v,мл/ч</text:p>
            </table:table-cell>
            <table:table-cell table:style-name="Таблица1.A2" office:value-type="string">
              <text:p text:style-name="P3">Примечание</text:p>
            </table:table-cell>
            <table:table-cell table:style-name="Таблица1.A2" office:value-type="string">
              <text:p text:style-name="P4">12</text:p>
            </table:table-cell>
            <table:table-cell table:style-name="Таблица1.A2" office:value-type="string">
              <text:p text:style-name="P4">13</text:p>
            </table:table-cell>
            <table:table-cell table:style-name="Таблица1.A2" office:value-type="string">
              <text:p text:style-name="P4">14</text:p>
            </table:table-cell>
            <table:table-cell table:style-name="Таблица1.A2" office:value-type="string">
              <text:p text:style-name="P4">15</text:p>
            </table:table-cell>
            <table:table-cell table:style-name="Таблица1.A2" office:value-type="string">
              <text:p text:style-name="P4">16</text:p>
            </table:table-cell>
            <table:table-cell table:style-name="Таблица1.A2" office:value-type="string">
              <text:p text:style-name="P4">17</text:p>
            </table:table-cell>
            <table:table-cell table:style-name="Таблица1.A2" office:value-type="string">
              <text:p text:style-name="P4">18</text:p>
            </table:table-cell>
            <table:table-cell table:style-name="Таблица1.A2" office:value-type="string">
              <text:p text:style-name="P4">19</text:p>
            </table:table-cell>
            <table:table-cell table:style-name="Таблица1.A2" office:value-type="string">
              <text:p text:style-name="P4">20</text:p>
            </table:table-cell>
            <table:table-cell table:style-name="Таблица1.A2" office:value-type="string">
              <text:p text:style-name="P4">21</text:p>
            </table:table-cell>
            <table:table-cell table:style-name="Таблица1.A2" office:value-type="string">
              <text:p text:style-name="P4">22</text:p>
            </table:table-cell>
            <table:table-cell table:style-name="Таблица1.A2" office:value-type="string">
              <text:p text:style-name="P4">23</text:p>
            </table:table-cell>
            <table:table-cell table:style-name="Таблица1.A2" office:value-type="string">
              <text:p text:style-name="P4">24</text:p>
            </table:table-cell>
            <table:table-cell table:style-name="Таблица1.A2" office:value-type="string">
              <text:p text:style-name="P4">1</text:p>
            </table:table-cell>
            <table:table-cell table:style-name="Таблица1.A2" office:value-type="string">
              <text:p text:style-name="P4">2</text:p>
            </table:table-cell>
            <table:table-cell table:style-name="Таблица1.A2" office:value-type="string">
              <text:p text:style-name="P4">3</text:p>
            </table:table-cell>
            <table:table-cell table:style-name="Таблица1.A2" office:value-type="string">
              <text:p text:style-name="P4">4</text:p>
            </table:table-cell>
            <table:table-cell table:style-name="Таблица1.A2" office:value-type="string">
              <text:p text:style-name="P4">5</text:p>
            </table:table-cell>
            <table:table-cell table:style-name="Таблица1.A2" office:value-type="string">
              <text:p text:style-name="P4">6</text:p>
            </table:table-cell>
            <table:table-cell table:style-name="Таблица1.A2" office:value-type="string">
              <text:p text:style-name="P4">7</text:p>
            </table:table-cell>
            <table:table-cell table:style-name="Таблица1.A2" office:value-type="string">
              <text:p text:style-name="P4">8</text:p>
            </table:table-cell>
            <table:table-cell table:style-name="Таблица1.A2" office:value-type="string">
              <text:p text:style-name="P4">9</text:p>
            </table:table-cell>
            <table:table-cell table:style-name="Таблица1.A2" office:value-type="string">
              <text:p text:style-name="P4">10</text:p>
            </table:table-cell>
            <table:table-cell table:style-name="Таблица1.a2" office:value-type="string">
              <text:p text:style-name="P4">11</text:p>
            </table:table-cell>
          </table:table-row>
          <table:table-row>
            <table:table-cell table:style-name="Таблица1.A2" office:value-type="string">
              <text:p text:style-name="Table_20_Contents"><text:span text:style-name="T2"><office:annotation><dc:creator>alex </dc:creator><dc:date>2014-02-26T13:05:30</dc:date><text:p text:style-name="P8"><text:span text:style-name="T25">do row for prescription in group['prescriptions']</text:span></text:p></office:annotation></text:span><text:span text:style-name="T3"> </text:span><text:span text:style-name="T4"><office:annotation><dc:creator>alex </dc:creator><dc:date>2014-02-26T13:28:07</dc:date><text:p text:style-name="P8"><text:span text:style-name="T25">do text for drug in prescription['drugs']</text:span></text:p></office:annotation></text:span><text:change-start text:change-id="ct533634224"/><text:span text:style-name="T4">getData('name', drug)</text:span><text:change-end text:change-id="ct533634224"/><text:span text:style-name="T4"> </text:span><text:change-start text:change-id="ct725987984"/><text:span text:style-name="T4">getData('dosageValue', drug)</text:span><text:change-end text:change-id="ct725987984"/><text:span text:style-name="T4"> (</text:span><text:change-start text:change-id="ct533608928"/><text:span text:style-name="T4">getData('dose', drug)</text:span><text:change-end text:change-id="ct533608928"/><text:span text:style-name="T4"> </text:span><text:change-start text:change-id="ct533612592"/><text:span text:style-name="T4">getData('</text:span><text:span text:style-name="T23">unitNa me </text:span></text:p>
              <text:p text:style-name="Table_20_Contents"><text:span text:style-name="T4">', drug)</text:span><text:change-end text:change-id="ct533612592"/><text:span text:style-name="T4">)</text:span></text:p>
            </table:table-cell>
            <table:table-cell table:style-name="Таблица1.A2" office:value-type="string">
              <text:p text:style-name="Table_20_Contents"><text:change-start text:change-id="ct530448496"/>getData('<text:span text:style-name="T22">v</text:span>oa',prescription)<text:change-end text:change-id="ct530448496"/></text:p>
            </table:table-cell>
            <table:table-cell table:style-name="Таблица1.A2" office:value-type="string">
              <text:p text:style-name="Table_20_Contents"><text:change-start text:change-id="ct533609200"/>getData('note', prescription)<text:change-end text:change-id="ct533609200"/></text:p>
            </table:table-cell>
            <table:table-cell table:style-name="Таблица1.A2" office:value-type="string">
              <text:p text:style-name="P1"><text:change-start text:change-id="ct533611536"/><text:span text:style-name="T5">getData('</text:span><text:span text:style-name="T6">val</text:span><text:span text:style-name="T5">', prescription</text:span><text:span text:style-name="T6">['intervals'][</text:span><text:span text:style-name="T7">0</text:span><text:span text:style-name="T6">]</text:span><text:span text:style-name="T5">)</text:span><text:change-end text:change-id="ct533611536"/></text:p>
            </table:table-cell>
            <table:table-cell table:style-name="Таблица1.A2" office:value-type="string">
              <text:p text:style-name="P1"><text:change-start text:change-id="ct530457456"/><text:span text:style-name="T5">getData('</text:span><text:span text:style-name="T6">val</text:span><text:span text:style-name="T5">', prescription</text:span><text:span text:style-name="T6">['intervals'][</text:span><text:span text:style-name="T7">1</text:span><text:span text:style-name="T6">]</text:span><text:span text:style-name="T5">)</text:span><text:change-end text:change-id="ct530457456"/></text:p>
            </table:table-cell>
            <table:table-cell table:style-name="Таблица1.A2" office:value-type="string">
              <text:p text:style-name="P1"><text:change-start text:change-id="ct44223264"/><text:span text:style-name="T5">getData('</text:span><text:span text:style-name="T6">val</text:span><text:span text:style-name="T5">', prescription</text:span><text:span text:style-name="T6">['intervals'][</text:span><text:span text:style-name="T7">2</text:span><text:span text:style-name="T6">]</text:span><text:span text:style-name="T5">)</text:span><text:change-end text:change-id="ct44223264"/></text:p>
            </table:table-cell>
            <table:table-cell table:style-name="Таблица1.A2" office:value-type="string">
              <text:p text:style-name="P1"><text:change-start text:change-id="ct530455280"/><text:span text:style-name="T5">getData('</text:span><text:span text:style-name="T6">val</text:span><text:span text:style-name="T5">', prescription</text:span><text:span text:style-name="T6">['intervals'][3]</text:span><text:span text:style-name="T5">)</text:span><text:change-end text:change-id="ct530455280"/></text:p>
            </table:table-cell>
            <table:table-cell table:style-name="Таблица1.A2" office:value-type="string">
              <text:p text:style-name="P1"><text:change-start text:change-id="ct530456112"/><text:span text:style-name="T5">getData('</text:span><text:span text:style-name="T6">val</text:span><text:span text:style-name="T5">', prescription</text:span><text:span text:style-name="T6">['intervals'][</text:span><text:span text:style-name="T8">4</text:span><text:span text:style-name="T6">]</text:span><text:span text:style-name="T5">)</text:span><text:change-end text:change-id="ct530456112"/></text:p>
            </table:table-cell>
            <table:table-cell table:style-name="Таблица1.A2" office:value-type="string">
              <text:p text:style-name="P1"><text:change-start text:change-id="ct44224608"/><text:span text:style-name="T5">getData('</text:span><text:span text:style-name="T6">val</text:span><text:span text:style-name="T5">', prescription</text:span><text:span text:style-name="T6">['intervals'][</text:span><text:span text:style-name="T8">5</text:span><text:span text:style-name="T6">]</text:span><text:span text:style-name="T5">)</text:span><text:change-end text:change-id="ct44224608"/></text:p>
            </table:table-cell>
            <table:table-cell table:style-name="Таблица1.A2" office:value-type="string">
              <text:p text:style-name="P1"><text:change-start text:change-id="ct530455728"/><text:span text:style-name="T5">getData('</text:span><text:span text:style-name="T6">val</text:span><text:span text:style-name="T5">', prescription</text:span><text:span text:style-name="T6">['intervals'][</text:span><text:span text:style-name="T9">6</text:span><text:span text:style-name="T6">]</text:span><text:span text:style-name="T5">)</text:span><text:change-end text:change-id="ct530455728"/></text:p>
            </table:table-cell>
            <table:table-cell table:style-name="Таблица1.A2" office:value-type="string">
              <text:p text:style-name="P1"><text:change-start text:change-id="ct532926512"/><text:span text:style-name="T5">getData('</text:span><text:span text:style-name="T6">val</text:span><text:span text:style-name="T5">', prescription</text:span><text:span text:style-name="T6">['intervals'][</text:span><text:span text:style-name="T9">7</text:span><text:span text:style-name="T6">]</text:span><text:span text:style-name="T5">)</text:span><text:change-end text:change-id="ct532926512"/></text:p>
            </table:table-cell>
            <table:table-cell table:style-name="Таблица1.A2" office:value-type="string">
              <text:p text:style-name="P1"><text:change-start text:change-id="ct533625680"/><text:span text:style-name="T5">getData('</text:span><text:span text:style-name="T6">val</text:span><text:span text:style-name="T5">', prescription</text:span><text:span text:style-name="T6">['intervals'][</text:span><text:span text:style-name="T9">8</text:span><text:span text:style-name="T6">]</text:span><text:span text:style-name="T5">)</text:span><text:change-end text:change-id="ct533625680"/></text:p>
            </table:table-cell>
            <table:table-cell table:style-name="Таблица1.A2" office:value-type="string">
              <text:p text:style-name="P1"><text:change-start text:change-id="ct533609888"/><text:span text:style-name="T5">getData('</text:span><text:span text:style-name="T6">val</text:span><text:span text:style-name="T5">', prescription</text:span><text:span text:style-name="T6">['intervals'][</text:span><text:span text:style-name="T9">9</text:span><text:span text:style-name="T6">]</text:span><text:span text:style-name="T5">)</text:span><text:change-end text:change-id="ct533609888"/></text:p>
            </table:table-cell>
            <table:table-cell table:style-name="Таблица1.A2" office:value-type="string">
              <text:p text:style-name="P1"><text:change-start text:change-id="ct533628768"/><text:span text:style-name="T5">getData('</text:span><text:span text:style-name="T6">val</text:span><text:span text:style-name="T5">', prescription</text:span><text:span text:style-name="T6">['intervals'][</text:span><text:span text:style-name="T9">10</text:span><text:span text:style-name="T6">]</text:span><text:span text:style-name="T5">)</text:span><text:change-end text:change-id="ct533628768"/></text:p>
            </table:table-cell>
            <table:table-cell table:style-name="Таблица1.A2" office:value-type="string">
              <text:p text:style-name="P1"><text:change-start text:change-id="ct533598832"/><text:span text:style-name="T5">getData('</text:span><text:span text:style-name="T6">val</text:span><text:span text:style-name="T5">', prescription</text:span><text:span text:style-name="T6">['intervals'][</text:span><text:span text:style-name="T9">11</text:span><text:span text:style-name="T6">]</text:span><text:span text:style-name="T5">)</text:span><text:change-end text:change-id="ct533598832"/></text:p>
            </table:table-cell>
            <table:table-cell table:style-name="Таблица1.A2" office:value-type="string">
              <text:p text:style-name="P1"><text:change-start text:change-id="ct533611824"/><text:span text:style-name="T5">getData('</text:span><text:span text:style-name="T6">val</text:span><text:span text:style-name="T5">', prescription</text:span><text:span text:style-name="T6">['intervals'][</text:span><text:span text:style-name="T9">12</text:span><text:span text:style-name="T6">]</text:span><text:span text:style-name="T5">)</text:span><text:change-end text:change-id="ct533611824"/></text:p>
            </table:table-cell>
            <table:table-cell table:style-name="Таблица1.A2" office:value-type="string">
              <text:p text:style-name="P1"><text:change-start text:change-id="ct533610496"/><text:span text:style-name="T5">getData('</text:span><text:span text:style-name="T6">val</text:span><text:span text:style-name="T5">', prescription</text:span><text:span text:style-name="T6">['intervals'][</text:span><text:span text:style-name="T9">13</text:span><text:span text:style-name="T6">]</text:span><text:span text:style-name="T5">)</text:span><text:change-end text:change-id="ct533610496"/></text:p>
            </table:table-cell>
            <table:table-cell table:style-name="Таблица1.A2" office:value-type="string">
              <text:p text:style-name="P1"><text:change-start text:change-id="ct533610656"/><text:span text:style-name="T5">getData('</text:span><text:span text:style-name="T6">val</text:span><text:span text:style-name="T5">', prescription</text:span><text:span text:style-name="T6">['intervals'][</text:span><text:span text:style-name="T9">14</text:span><text:span text:style-name="T6">]</text:span><text:span text:style-name="T5">)</text:span><text:change-end text:change-id="ct533610656"/></text:p>
            </table:table-cell>
            <table:table-cell table:style-name="Таблица1.A2" office:value-type="string">
              <text:p text:style-name="P1"><text:change-start text:change-id="ct530457136"/><text:span text:style-name="T5">getData('</text:span><text:span text:style-name="T6">val</text:span><text:span text:style-name="T5">', prescription</text:span><text:span text:style-name="T6">['intervals'][</text:span><text:span text:style-name="T9">1</text:span><text:span text:style-name="T8">5</text:span><text:span text:style-name="T6">]</text:span><text:span text:style-name="T5">)</text:span><text:change-end text:change-id="ct530457136"/></text:p>
            </table:table-cell>
            <table:table-cell table:style-name="Таблица1.A2" office:value-type="string">
              <text:p text:style-name="P1"><text:change-start text:change-id="ct530458192"/><text:span text:style-name="T5">getData('</text:span><text:span text:style-name="T6">val</text:span><text:span text:style-name="T5">', prescription</text:span><text:span text:style-name="T6">['intervals'][</text:span><text:span text:style-name="T9">16</text:span><text:span text:style-name="T6">]</text:span><text:span text:style-name="T5">)</text:span><text:change-end text:change-id="ct530458192"/></text:p>
            </table:table-cell>
            <table:table-cell table:style-name="Таблица1.A2" office:value-type="string">
              <text:p text:style-name="P1"><text:change-start text:change-id="ct530459664"/><text:span text:style-name="T5">getData('</text:span><text:span text:style-name="T6">val</text:span><text:span text:style-name="T5">', prescription</text:span><text:span text:style-name="T6">['intervals'][</text:span><text:span text:style-name="T9">17</text:span><text:span text:style-name="T6">]</text:span><text:span text:style-name="T5">)</text:span><text:change-end text:change-id="ct530459664"/></text:p>
            </table:table-cell>
            <table:table-cell table:style-name="Таблица1.A2" office:value-type="string">
              <text:p text:style-name="P1"><text:change-start text:change-id="ct530460080"/><text:span text:style-name="T5">getData('</text:span><text:span text:style-name="T6">val</text:span><text:span text:style-name="T5">', prescription</text:span><text:span text:style-name="T6">['intervals'][</text:span><text:span text:style-name="T9">18</text:span><text:span text:style-name="T6">]</text:span><text:span text:style-name="T5">)</text:span><text:change-end text:change-id="ct530460080"/></text:p>
            </table:table-cell>
            <table:table-cell table:style-name="Таблица1.A2" office:value-type="string">
              <text:p text:style-name="P1"><text:change-start text:change-id="ct530461040"/><text:span text:style-name="T5">getData('</text:span><text:span text:style-name="T6">val</text:span><text:span text:style-name="T5">', prescription</text:span><text:span text:style-name="T6">['intervals'][</text:span><text:span text:style-name="T9">19</text:span><text:span text:style-name="T6">]</text:span><text:span text:style-name="T5">)</text:span><text:change-end text:change-id="ct530461040"/></text:p>
            </table:table-cell>
            <table:table-cell table:style-name="Таблица1.A2" office:value-type="string">
              <text:p text:style-name="P1"><text:change-start text:change-id="ct533599488"/><text:span text:style-name="T5">getData('</text:span><text:span text:style-name="T6">val</text:span><text:span text:style-name="T5">', prescription</text:span><text:span text:style-name="T6">['intervals'][</text:span><text:span text:style-name="T9">20</text:span><text:span text:style-name="T6">]</text:span><text:span text:style-name="T5">)</text:span><text:change-end text:change-id="ct533599488"/></text:p>
            </table:table-cell>
            <table:table-cell table:style-name="Таблица1.A2" office:value-type="string">
              <text:p text:style-name="P1"><text:change-start text:change-id="ct530458768"/><text:span text:style-name="T5">getData('</text:span><text:span text:style-name="T6">val</text:span><text:span text:style-name="T5">', prescription</text:span><text:span text:style-name="T6">['intervals'][</text:span><text:span text:style-name="T9">21</text:span><text:span text:style-name="T6">]</text:span><text:span text:style-name="T5">)</text:span><text:change-end text:change-id="ct530458768"/></text:p>
            </table:table-cell>
            <table:table-cell table:style-name="Таблица1.A2" office:value-type="string">
              <text:p text:style-name="P1"><text:change-start text:change-id="ct530460368"/><text:span text:style-name="T5">getData('</text:span><text:span text:style-name="T6">val</text:span><text:span text:style-name="T5">', prescription</text:span><text:span text:style-name="T6">['intervals'][</text:span><text:span text:style-name="T9">22</text:span><text:span text:style-name="T6">]</text:span><text:span text:style-name="T5">)</text:span><text:change-end text:change-id="ct530460368"/></text:p>
            </table:table-cell>
            <table:table-cell table:style-name="Таблица1.a2" office:value-type="string">
              <text:p text:style-name="P1"><text:change-start text:change-id="ct530462064"/><text:span text:style-name="T5">getData('</text:span><text:span text:style-name="T6">val</text:span><text:span text:style-name="T5">', prescription</text:span><text:span text:style-name="T6">['intervals'][</text:span><text:span text:style-name="T9">23</text:span><text:span text:style-name="T6">]</text:span><text:span text:style-name="T5">)</text:span><text:change-end text:change-id="ct530462064"/></text:p>
            </table:table-cell>
          </table:table-row>
        </table:table>
        <text:p text:style-name="Standard"/>
      </text:section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Lohit Hindi1" svg:font-family="'Lohit Hindi'"/>
    <style:font-face style:name="TimesNewRomanPSMT" svg:font-family="TimesNewRomanPSMT"/>
    <style:font-face style:name=".Helvetica Neue DeskInterface" svg:font-family="'.Helvetica Neue DeskInterface'" style:font-family-generic="swiss"/>
    <style:font-face style:name="ArialMT" svg:font-family="ArialMT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1965in" fo:margin-bottom="0.1965in" fo:margin-left="0.1965in" fo:margin-right="0.1965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ex </meta:initial-creator>
    <meta:creation-date>2014-02-20T19:39:21</meta:creation-date>
    <dc:date>2014-12-03T18:02:40</dc:date>
    <meta:editing-duration>PT57H31M49S</meta:editing-duration>
    <meta:editing-cycles>156</meta:editing-cycles>
    <meta:generator>OpenOffice.org/3.0$Unix OpenOffice.org_project/300m9$Build-9358</meta:generator>
    <meta:document-statistic meta:table-count="2" meta:image-count="0" meta:object-count="0" meta:page-count="1" meta:paragraph-count="60" meta:word-count="132" meta:character-count="1849"/>
    <meta:user-defined meta:name="Info 2"/>
    <meta:user-defined meta:name="Info 3"/>
    <meta:user-defined meta:name="Info 4"/>
    <meta:user-defined meta:name="anonimus"/>
  </office:meta>
</office:document-meta>
</file>